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Standard" style:family="paragraph">
      <style:paragraph-properties fo:line-height="0.1666in"/>
    </style:style>
    <style:style style:name="T18" style:parent-style-name="Internetlink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P20" style:parent-style-name="Standard" style:family="paragraph">
      <style:paragraph-properties fo:line-height="0.1666in"/>
    </style:style>
    <style:style style:name="T21" style:parent-style-name="Internetlink" style:family="text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/>
    </style:style>
    <style:style style:name="P23" style:parent-style-name="Standard" style:family="paragraph">
      <style:paragraph-properties fo:margin-top="0.1666in" fo:line-height="0.1666in"/>
    </style:style>
    <style:style style:name="T2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line-height="0.1666in"/>
    </style:style>
    <style:style style:name="T27" style:parent-style-name="DefaultParagraphFont" style:family="text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line-height="0.1666in"/>
    </style:style>
    <style:style style:name="T39" style:parent-style-name="DefaultParagraphFont" style:family="text">
      <style:text-properties style:font-name="Calibri" style:font-name-complex="Calibri"/>
    </style:style>
    <style:style style:name="T40" style:parent-style-name="Internetlink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/>
    </style:style>
    <style:style style:name="P43" style:parent-style-name="Standard" style:family="paragraph">
      <style:paragraph-properties fo:line-height="0.1666in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Internetlink" style:family="text">
      <style:text-properties style:font-name="Calibri" style:font-name-complex="Calibri"/>
    </style:style>
    <style:style style:name="T4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line-height="0.1666in"/>
    </style:style>
    <style:style style:name="T48" style:parent-style-name="DefaultParagraphFont" style:family="text">
      <style:text-properties style:font-name="Calibri" style:font-name-complex="Calibri"/>
    </style:style>
    <style:style style:name="T49" style:parent-style-name="Internetlink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line-height="0.1666in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Internetlink" style:family="text">
      <style:text-properties style:font-name="Calibri" style:font-name-complex="Calibri"/>
    </style:style>
    <style:style style:name="T5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0.1666in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Internetlink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line-height="0.1666in"/>
    </style:style>
    <style:style style:name="T60" style:parent-style-name="DefaultParagraphFont" style:family="text">
      <style:text-properties style:font-name="Calibri" style:font-name-complex="Calibri"/>
    </style:style>
    <style:style style:name="P61" style:parent-style-name="ListParagraph" style:family="paragraph">
      <style:paragraph-properties fo:margin-top="0.1666in" fo:line-height="0.1666in"/>
    </style:style>
    <style:style style:name="T6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3" style:parent-style-name="ListParagraph" style:family="paragraph">
      <style:paragraph-properties fo:margin-top="0.1666in" fo:margin-bottom="0.1666in" fo:line-height="0.1666in"/>
    </style:style>
    <style:style style:name="T6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5" style:parent-style-name="ListParagraph" style:family="paragraph">
      <style:paragraph-properties fo:margin-top="0.1666in" fo:margin-bottom="0.1666in" fo:line-height="0.1666in"/>
    </style:style>
    <style:style style:name="T6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margin-bottom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75" style:parent-style-name="Standard" style:family="paragraph">
      <style:paragraph-properties fo:margin-top="0.1666in" fo:margin-bottom="0.1666in"/>
    </style:style>
    <style:style style:name="T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78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8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0" style:parent-style-name="Standard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 fo:language="en" fo:country="IN"/>
    </style:style>
    <style:style style:name="P9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6" style:parent-style-name="Standard" style:family="paragraph">
      <style:paragraph-properties fo:margin-top="0.1666in" fo:margin-bottom="0.1666in"/>
    </style:style>
    <style:style style:name="T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0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3" style:parent-style-name="Standard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0" style:parent-style-name="Standard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1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7" style:parent-style-name="Standard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2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23" style:parent-style-name="Standard" style:family="paragraph">
      <style:paragraph-properties fo:break-before="page" fo:margin-top="0.1666in" fo:margin-bottom="0.1666in"/>
    </style:style>
    <style:style style:name="T1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8" style:parent-style-name="Standard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3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3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2" style:parent-style-name="Standard" style:family="paragraph">
      <style:paragraph-properties fo:margin-top="0.1666in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4" style:parent-style-name="Standard" style:family="paragraph"/>
    <style:style style:name="T1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6" style:parent-style-name="Standard" style:family="paragraph"/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8" style:parent-style-name="Standard" style:family="paragraph">
      <style:paragraph-properties fo:margin-bottom="0.1666in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0" style:parent-style-name="Standard" style:family="paragraph">
      <style:paragraph-properties fo:margin-top="0.1666in" fo:margin-bottom="0.1666in"/>
    </style:style>
    <style:style style:name="T1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2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68" style:parent-style-name="Standard" style:family="paragraph">
      <style:paragraph-properties fo:break-before="page" fo:margin-top="0.1666in" fo:margin-bottom="0.1666in"/>
    </style:style>
    <style:style style:name="T1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7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3" style:parent-style-name="Standard" style:family="paragraph">
      <style:paragraph-properties fo:margin-top="0.1666in" fo:margin-bottom="0.1666in"/>
    </style:style>
    <style:style style:name="T17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7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0" style:parent-style-name="Standard" style:family="paragraph">
      <style:paragraph-properties fo:margin-top="0.1666in" fo:margin-bottom="0.1666in"/>
    </style:style>
    <style:style style:name="T1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8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</style:style>
    <style:style style:name="T1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0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9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</style:style>
    <style:style style:name="T1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 fo:language="en" fo:country="IN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18" style:parent-style-name="Standard" style:family="paragraph">
      <style:paragraph-properties fo:break-before="page" fo:margin-top="0.1666in" fo:margin-bottom="0.1666in"/>
    </style:style>
    <style:style style:name="T2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/>
    </style:style>
    <style:style style:name="T2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2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 fo:language="en" fo:country="IN"/>
    </style:style>
    <style:style style:name="P2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4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2" style:parent-style-name="Standard" style:family="paragraph">
      <style:paragraph-properties fo:break-before="page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64" style:parent-style-name="Standard" style:family="paragraph">
      <style:paragraph-properties fo:margin-top="0.1666in" fo:margin-bottom="0.1666in"/>
    </style:style>
    <style:style style:name="T2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7" style:parent-style-name="Standard" style:family="paragraph">
      <style:paragraph-properties fo:margin-top="0.1666in" fo:margin-bottom="0.1666in"/>
    </style:style>
    <style:style style:name="T2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7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</style:style>
    <style:style style:name="T2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7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8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</style:style>
    <style:style style:name="T2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2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/>
    </style:style>
    <style:style style:name="T3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3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</style:style>
    <style:style style:name="T3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2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32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</style:style>
    <style:style style:name="T3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 fo:language="en" fo:country="IN"/>
    </style:style>
    <style:style style:name="P32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</style:style>
    <style:style style:name="T3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break-before="page" fo:margin-top="0.1666in" fo:margin-bottom="0.1666in"/>
    </style:style>
    <style:style style:name="T3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/>
    </style:style>
    <style:style style:name="T3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3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</style:style>
    <style:style style:name="T3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354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 fo:language="en" fo:country="IN"/>
    </style:style>
    <style:style style:name="P355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 fo:language="en" fo:country="IN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 fo:language="en" fo:country="IN"/>
    </style:style>
    <style:style style:name="P35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8" style:parent-style-name="DefaultParagraphFont" style:family="text">
      <style:text-properties fo:language="en" fo:country="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ch 2020)</text:span></text:p>
            </text:list-item>
            <text:list-item>
              <text:p text:style-name="P17"><text:a xlink:href="https://www.indiatoday.in/education-today/featurephilia/story/meet-starbucks-marketing-brain-growth-india-963235-2017-03-01" office:target-frame-name="_top" xlink:show="replace"><text:span text:style-name="T18">https://www.indiatoday.in/education-today/featurephilia/story/meet-starbucks-marketing-brain-growth-india-963235-2017-03-01</text:span></text:a><text:span text:style-name="T19"><text:s/>(January 2018)</text:span></text:p>
            </text:list-item>
            <text:list-item>
              <text:p text:style-name="P20"><text:a xlink:href="https://brandequity.economictimes.indiatimes.com/news/marketing/for-starbucks-india-it-is-all-about-creating-the-third-place-experience/56140266" office:target-frame-name="_top" xlink:show="replace"><text:span text:style-name="T21">https://brandequity.economictimes.indiatimes.com/news/marketing/for-starbucks-india-it-is-all-about-creating-the-third-place-experience/56140266</text:span></text:a><text:span text:style-name="T22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3"><text:a xlink:href="https://stories.starbucks.com/stories/2012/starbucks-announces-beverage-innovation-using-green-coffee-extract-with-sta/" office:target-frame-name="_top" xlink:show="replace"><text:span text:style-name="T24">https://stories.starbucks.com/stories/2012/starbucks-announces-beverage-innovation-using-green-coffee-extract-with-sta/</text:span></text:a><text:span text:style-name="T25"><text:line-break/></text:span></text:p>
        </text:list-item>
        <text:list-item>
          <text:p text:style-name="P26"><text:span text:style-name="T27">Starbucks India menu (without prices):<text:s/></text:span><text:a xlink:href="https://www.starbucks.in/menu-list" office:target-frame-name="_top" xlink:show="replace"><text:span text:style-name="T28">https://www.starbucks.in/menu-list</text:span></text:a><text:span text:style-name="T29"><text:line-break/></text:span></text:p>
        </text:list-item>
        <text:list-item>
          <text:p text:style-name="P30"><text:span text:style-name="T31">Starbucks CP, New Delhi menu:<text:s/></text:span><text:a xlink:href="https://magicpin.in/New-Delhi/Connaught-Place-(Cp)/Restaurant/Starbucks/store/1217/menu/" office:target-frame-name="_top" xlink:show="replace"><text:span text:style-name="T32">https://magicpin.in/New-Delhi/Connaught-Place-(Cp)/Restaurant/Starbucks/store/1217/menu/</text:span></text:a><text:span text:style-name="T33"><text:line-break/></text:span></text:p>
        </text:list-item>
        <text:list-item>
          <text:p text:style-name="P34"><text:span text:style-name="T35">Starbucks Corporation’s Marketing Mix (4Ps) Analysis (2019):<text:s/></text:span><text:a xlink:href="http://panmore.com/starbucks-coffee-marketing-mix-4ps-analysis" office:target-frame-name="_top" xlink:show="replace"><text:span text:style-name="T36">http://panmore.com/starbucks-coffee-marketing-mix-4ps-analysis</text:span></text:a><text:span text:style-name="T37"><text:line-break/></text:span></text:p>
        </text:list-item>
        <text:list-item>
          <text:p text:style-name="P38"><text:span text:style-name="T39">Starbucks India Marketing Strategy (2016):<text:s/></text:span><text:a xlink:href="https://www.slideshare.net/Rjrockzcool/starbucks-india-marketing-strategy" office:target-frame-name="_top" xlink:show="replace"><text:span text:style-name="T40">https://www.slideshare.net/Rjrockzcool/starbucks-india-marketing-strategy</text:span></text:a><text:span text:style-name="T41"><text:s/></text:span><text:span text:style-name="T42"><text:line-break/></text:span></text:p>
        </text:list-item>
        <text:list-item>
          <text:p text:style-name="P43"><text:span text:style-name="T44">Entry of Starbucks in Indian Market (2016):<text:s/></text:span><text:a xlink:href="https://www.researchgate.net/publication/316600552_Case_Study-_Entry_of_Starbucks_in_Indian_Market" office:target-frame-name="_top" xlink:show="replace"><text:span text:style-name="T45">https://www.researchgate.net/publication/316600552_Case_Study-_Entry_of_Starbucks_in_Indian_Market</text:span></text:a><text:span text:style-name="T46"><text:line-break/></text:span></text:p>
        </text:list-item>
        <text:list-item>
          <text:p text:style-name="P47"><text:span text:style-name="T48">Starbucks Marketing Analysis (2015):<text:s/></text:span><text:a xlink:href="https://www.semanticscholar.org/paper/Starbucks-Marketing-Analysis-Katerina/1d21b5743764f3196cddcb95925059695dad6eeb" office:target-frame-name="_top" xlink:show="replace"><text:span text:style-name="T49">https://www.semanticscholar.org/paper/Starbucks-Marketing-Analysis-Katerina/1d21b5743764f3196cddcb95925059695dad6eeb</text:span></text:a><text:span text:style-name="T50"><text:line-break/></text:span></text:p>
        </text:list-item>
        <text:list-item>
          <text:p text:style-name="P51"><text:span text:style-name="T52">Strategic Marketing: A Case Study of Starbucks (2015):<text:s/></text:span><text:a xlink:href="https://www.slideshare.net/YeeJieNg/bumkt6923grouppresentation" office:target-frame-name="_top" xlink:show="replace"><text:span text:style-name="T53">https://www.slideshare.net/YeeJieNg/bumkt6923grouppresentation</text:span></text:a><text:span text:style-name="T54"><text:line-break/></text:span></text:p>
        </text:list-item>
        <text:list-item>
          <text:p text:style-name="P55"><text:span text:style-name="T56">Strategic Analysis of Starbucks Corporation (2014):<text:s/></text:span><text:a xlink:href="https://scholar.harvard.edu/files/nithingeereddy/files/starbucks_case_analysis.pdf" office:target-frame-name="_top" xlink:show="replace"><text:span text:style-name="T57">https://scholar.harvard.edu/files/nithingeereddy/files/starbucks_case_analysis.pdf</text:span></text:a><text:span text:style-name="T58"><text:line-break/></text:span></text:p>
        </text:list-item>
        <text:list-item>
          <text:p text:style-name="P59"><text:span text:style-name="T60">Other links:</text:span></text:p>
        </text:list-item>
      </text:list>
      <text:list text:style-name="WWNum3">
        <text:list-item>
          <text:p text:style-name="P61"><text:a xlink:href="http://science.knote.com/2014/10/28/starbucks-productivity-secrets/" office:target-frame-name="_top" xlink:show="replace"><text:span text:style-name="T62">http://science.knote.com/2014/10/28/starbucks-productivity-secrets/</text:span></text:a></text:p>
        </text:list-item>
        <text:list-item>
          <text:p text:style-name="P63"><text:a xlink:href="http://panmore.com/starbucks-coffee-operations-management-10-decisions-areas-productivity" office:target-frame-name="_top" xlink:show="replace"><text:span text:style-name="T64">http://panmore.com/starbucks-coffee-operations-management-10-decisions-areas-productivity</text:span></text:a></text:p>
        </text:list-item>
        <text:list-item>
          <text:p text:style-name="P65"><text:a xlink:href="https://www.businessinsider.in/retail/5-ways-Starbucks-entices-you-to-spend-more-money/articleshow/46239542.cms" office:target-frame-name="_top" xlink:show="replace"><text:span text:style-name="T66">https://www.businessinsider.in/retail/5-ways-Starbucks-entices-you-to-spend-more-money/articleshow/46239542.cms</text:span></text:a><text:span text:style-name="T67"><text:s text:c="2"/></text:span></text:p>
        </text:list-item>
        <text:list-item>
          <text:p text:style-name="P68"><text:a xlink:href="https://www.business-standard.com/article/companies/starbucks-steps-up-its-india-game-116020301281_1.html" office:target-frame-name="_top" xlink:show="replace"><text:span text:style-name="T69">https://www.business-standard.com/article/companies/starbucks-steps-up-its-india-game-116020301281_1.html</text:span></text:a></text:p>
        </text:list-item>
      </text:list>
      <text:soft-page-break/>
      <text:p text:style-name="P70"><text:span text:style-name="T71">Questions on Product</text:span></text:p>
      <text:p text:style-name="P72"><text:span text:style-name="T73">Q1:</text:span><text:span text:style-name="T74"><text:s/>What is the core product of Starbucks?</text:span></text:p>
      <text:p text:style-name="P75"><text:span text:style-name="T76">A1:</text:span><text:span text:style-name="T77"><text:s/></text:span><text:span text:style-name="T78">Coffee beans and beverages.</text:span></text:p>
      <text:p text:style-name="P79"><text:span text:style-name="T80">Q2:</text:span><text:span text:style-name="T81"><text:s/>What are the actual and augmented products of Starbucks?</text:span></text:p>
      <text:p text:style-name="P82"><text:span text:style-name="T83">A2:</text:span><text:span text:style-name="T84"><text:s/>Actual product-coffee drinks.</text:span></text:p>
      <text:p text:style-name="P85"><text:span text:style-name="T86"><text:s text:c="6"/>Augmented product- WIFI connection.</text:span></text:p>
      <text:p text:style-name="P87"><text:span text:style-name="T88">Q3:</text:span><text:span text:style-name="T89"><text:s/>What are the various product categories offered by Starbucks?</text:span></text:p>
      <text:p text:style-name="P90"><text:span text:style-name="T91">A</text:span><text:span text:style-name="T92">3: COFFEE, TEA, FRAPPUCCINO, SMOOTHIES.</text:span></text:p>
      <text:p text:style-name="P93"><text:span text:style-name="T94">Q4:</text:span><text:span text:style-name="T95"><text:s/>How has Starbucks adapted its product offering to suit the Indian market?</text:span></text:p>
      <text:p text:style-name="P96"><text:span text:style-name="T97">A4:</text:span><text:span text:style-name="T98"><text:s/></text:span><text:span text:style-name="T99">Starbuck’s minimize its cost by the help of TATA.</text:span></text:p>
      <text:p text:style-name="P100"><text:span text:style-name="T101">Q5:</text:span><text:span text:style-name="T102"><text:s/>How has Starbucks introduced healthy products in its range?</text:span></text:p>
      <text:p text:style-name="P103"><text:span text:style-name="T104">A5:</text:span><text:span text:style-name="T105"><text:s/></text:span><text:span text:style-name="T106">Starbucks began a skinny line of drinks, offering lower calorie and sugar free versions of the company offered drinks.</text:span></text:p>
      <text:p text:style-name="P107"><text:span text:style-name="T108">Q6:</text:span><text:span text:style-name="T109"><text:s/>Mention an innovation by Starbucks with regard to an existing product.</text:span></text:p>
      <text:p text:style-name="P110"><text:span text:style-name="T111">A6:</text:span><text:span text:style-name="T112"><text:s/></text:span><text:span text:style-name="T113">Coffee by coffee beans.</text:span></text:p>
      <text:p text:style-name="P114"><text:span text:style-name="T115">Q7:</text:span><text:span text:style-name="T116"><text:s/>What are some partnerships that Starbucks has entered, from the point of view of product?</text:span></text:p>
      <text:p text:style-name="P117"><text:span text:style-name="T118">A7:</text:span><text:span text:style-name="T119"><text:s/></text:span><text:span text:style-name="T120">TATA Consumer products.</text:span></text:p>
      <text:p text:style-name="P121"/>
      <text:p text:style-name="P122"/>
      <text:soft-page-break/>
      <text:p text:style-name="P123"><text:span text:style-name="T124">Questions on Price</text:span></text:p>
      <text:p text:style-name="P125"><text:span text:style-name="T126">Q1:</text:span><text:span text:style-name="T127"><text:s/>What is the most expensive coffee that Starbucks in CP sells?</text:span></text:p>
      <text:p text:style-name="P128"><text:span text:style-name="T129">A1:</text:span><text:span text:style-name="T130"><text:s/></text:span><text:span text:style-name="T131">Super Venti Flat White WORTH $148.99.</text:span></text:p>
      <text:p text:style-name="P132"><text:span text:style-name="T133">Q2:</text:span><text:span text:style-name="T134"><text:s text:c="2"/>What is the least expensive coffee that Starbucks in CP sells?</text:span></text:p>
      <text:p text:style-name="P135"><text:span text:style-name="T136">A2:</text:span><text:span text:style-name="T137"><text:s/></text:span><text:span text:style-name="T138">Teavana hot coffee.</text:span></text:p>
      <text:p text:style-name="P139"><text:span text:style-name="T140">Q3:</text:span><text:span text:style-name="T141"><text:s/>Which of the following pricing strategies does Starbucks follow? Justify your answer.</text:span></text:p>
      <text:list text:style-name="WWNum2">
        <text:list-item>
          <text:p text:style-name="P142"><text:span text:style-name="T143">Economy pricing strategy</text:span></text:p>
        </text:list-item>
        <text:list-item>
          <text:p text:style-name="P144"><text:span text:style-name="T145">Penetration pricing strategy</text:span></text:p>
        </text:list-item>
        <text:list-item>
          <text:p text:style-name="P146"><text:span text:style-name="T147">Skimming pricing strategy</text:span></text:p>
        </text:list-item>
        <text:list-item>
          <text:p text:style-name="P148"><text:span text:style-name="T149">Premium pricing strategy</text:span></text:p>
        </text:list-item>
      </text:list>
      <text:p text:style-name="P150"><text:span text:style-name="T151">A3:</text:span><text:span text:style-name="T152"><text:s/>Skimming pricing strategy, that they could charge high price for premium products.<text:s/>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soft-page-break/>
      <text:p text:style-name="P168"><text:span text:style-name="T169">Questions on Place</text:span></text:p>
      <text:p text:style-name="P170"><text:span text:style-name="T171">Q1:</text:span><text:span text:style-name="T172"><text:s/>How many cities in India have at least one Starbucks store?</text:span></text:p>
      <text:p text:style-name="P173"><text:span text:style-name="T174">A1:</text:span><text:span text:style-name="T175"><text:s/></text:span><text:span text:style-name="T176">28 cities in india have at least one starbuck store.</text:span></text:p>
      <text:p text:style-name="P177"><text:span text:style-name="T178">Q2:</text:span><text:span text:style-name="T179"><text:s/>What is the total number of Starbucks stores in India?</text:span></text:p>
      <text:p text:style-name="P180"><text:span text:style-name="T181">A2:</text:span><text:span text:style-name="T182"><text:s/></text:span><text:span text:style-name="T183">It operates 252 outlets in 28 cities of india.</text:span></text:p>
      <text:p text:style-name="P184"><text:span text:style-name="T185">Q3:</text:span><text:span text:style-name="T186"><text:s/>Which cities in India tend to have a Starbucks store? Why?</text:span></text:p>
      <text:p text:style-name="P187"><text:span text:style-name="T188">A3:</text:span><text:span text:style-name="T189"><text:s/></text:span><text:span text:style-name="T190">Mumbai, Delhi NCR, Hyderabad, Chennai, Bengaluru, Pune, Kolkata, Chandigarh,surat and lucknow because they have a network of over 2000 passionate partners.</text:span></text:p>
      <text:p text:style-name="P191"><text:span text:style-name="T192">Q4:</text:span><text:span text:style-name="T193"><text:s/>Mention an innovation by Starbucks with regard to its store strategy.</text:span></text:p>
      <text:p text:style-name="P194"><text:span text:style-name="T195">A4:</text:span><text:span text:style-name="T196"><text:s/></text:span><text:span text:style-name="T197">Store designing and store localization.</text:span></text:p>
      <text:p text:style-name="P198"><text:span text:style-name="T199">Q5:</text:span><text:span text:style-name="T200"><text:s/>What are some partnerships that Starbucks has entered, from the point of view of the place?</text:span></text:p>
      <text:p text:style-name="P201"><text:span text:style-name="T202">A5:</text:span><text:span text:style-name="T203"><text:s/>Seattle seahawks.</text:span><text:span text:style-name="T204"><text:s/></text:span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soft-page-break/>
      <text:p text:style-name="P218"><text:span text:style-name="T219">Questions on Promotion</text:span></text:p>
      <text:p text:style-name="P220"><text:span text:style-name="T221">Q1:</text:span><text:span text:style-name="T222"><text:s/>What is the primary means of promotion for Starbucks?</text:span></text:p>
      <text:p text:style-name="P223"><text:span text:style-name="T224">A1:</text:span><text:span text:style-name="T225"><text:s/></text:span><text:span text:style-name="T226">Social media and adds.</text:span></text:p>
      <text:p text:style-name="P227"><text:span text:style-name="T228">Q2:</text:span><text:span text:style-name="T229"><text:s/>How does Starbucks go about executing its primary means of promotion?</text:span></text:p>
      <text:p text:style-name="P230"><text:span text:style-name="T231">A2</text:span><text:span text:style-name="T232">: It uses its website and social media channels.</text:span></text:p>
      <text:p text:style-name="P233"><text:span text:style-name="T234">Q3:</text:span><text:span text:style-name="T235"><text:s/>What is meant by ‘Third Place’ in the context of the marketing strategy of Starbucks?</text:span></text:p>
      <text:p text:style-name="P236"><text:span text:style-name="T237">A3:</text:span><text:span text:style-name="T238"><text:s/></text:span><text:span text:style-name="T239">The ‘Third place’is about the idea is to make customer service to be excellent.</text:span></text:p>
      <text:p text:style-name="P240"><text:span text:style-name="T241">Q4:</text:span><text:span text:style-name="T242"><text:s/>What is meant by ‘Fourth Place” in the context of the marketing strategy of Starbucks?</text:span></text:p>
      <text:p text:style-name="P243"><text:span text:style-name="T244">A4:</text:span><text:span text:style-name="T245"><text:s/></text:span><text:span text:style-name="T246">The ‘Fourth place’ is about creating a place that is digitally equipped with online delivery system.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soft-page-break/>
      <text:p text:style-name="P262"><text:span text:style-name="T263">Questions on People</text:span></text:p>
      <text:p text:style-name="P264"><text:span text:style-name="T265">Q1:<text:s/></text:span><text:span text:style-name="T266">What are the primary target customer segments for Starbucks?</text:span></text:p>
      <text:p text:style-name="P267"><text:span text:style-name="T268">A1:</text:span><text:span text:style-name="T269"><text:s/></text:span><text:span text:style-name="T270">Middle to upper class men and women.</text:span></text:p>
      <text:p text:style-name="P271"><text:span text:style-name="T272">Q2:</text:span><text:span text:style-name="T273"><text:s/>What is the connection between the target customer segments for Starbucks and its choice of price and place?</text:span></text:p>
      <text:p text:style-name="P274"><text:span text:style-name="T275">A2:</text:span><text:span text:style-name="T276"><text:s/></text:span><text:span text:style-name="T277">It directed at identifying appropriate group of people.</text:span></text:p>
      <text:p text:style-name="P278"><text:span text:style-name="T279">Q3:</text:span><text:span text:style-name="T280"><text:s/>What are Starbucks employees called?</text:span></text:p>
      <text:p text:style-name="P281"><text:span text:style-name="T282">A3:</text:span><text:span text:style-name="T283"><text:s/></text:span><text:span text:style-name="T284">Partners</text:span></text:p>
      <text:p text:style-name="P285"><text:span text:style-name="T286">Q4:</text:span><text:span text:style-name="T287"><text:s/>Mention an innovation by Starbucks with regard to its employee training.</text:span></text:p>
      <text:p text:style-name="P288"><text:span text:style-name="T289">A4:</text:span><text:span text:style-name="T290"><text:s/></text:span><text:span text:style-name="T291">Closed loop commerce.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<text:span text:style-name="T308">Questions on Physical Evidence</text:span></text:p>
      <text:p text:style-name="P309"><text:span text:style-name="T310">Q1:</text:span><text:span text:style-name="T311"><text:s/>How does the Starbucks store layout contribute to its marketing strategy?</text:span></text:p>
      <text:p text:style-name="P312"><text:span text:style-name="T313">A1:</text:span><text:span text:style-name="T314"><text:s/></text:span><text:span text:style-name="T315">By displaying product and merchandise in the store.</text:span></text:p>
      <text:p text:style-name="P316"><text:span text:style-name="T317">Q2:</text:span><text:span text:style-name="T318"><text:s/>What is the Starbucks logo?</text:span></text:p>
      <text:p text:style-name="P319"><text:span text:style-name="T320">A2:</text:span><text:span text:style-name="T321"><text:s/></text:span><text:span text:style-name="T322">The famous twin-tailed siren.</text:span></text:p>
      <text:p text:style-name="P323"><text:span text:style-name="T324">Q3:</text:span><text:span text:style-name="T325"><text:s/>Has the Starbucks logo evolved over time?</text:span></text:p>
      <text:p text:style-name="P326"><text:span text:style-name="T327">A3:</text:span><text:span text:style-name="T328"><text:s/>Yes, it came with a new design that merged the companies logo.</text:span></text:p>
      <text:p text:style-name="P329"><text:span text:style-name="T330">Q4:</text:span><text:span text:style-name="T331"><text:s/>Can the Starbucks app be considered part of physical evidence in the 7 Ps framework? Justify your answer.</text:span></text:p>
      <text:p text:style-name="P332"><text:span text:style-name="T333">A4:</text:span><text:span text:style-name="T334"><text:s/></text:span><text:span text:style-name="T335">Yes, because it provides cues of the quality of experience that company is offering.</text:span></text:p>
      <text:p text:style-name="P336"/>
      <text:p text:style-name="P337"/>
      <text:p text:style-name="P338"/>
      <text:soft-page-break/>
      <text:p text:style-name="P339"><text:span text:style-name="T340">Questions on Process</text:span></text:p>
      <text:p text:style-name="P341"><text:span text:style-name="T342">Q1:</text:span><text:span text:style-name="T343"><text:s/>What is the process improvement philosophy that Starbucks adopted a decade ago to improve its productivity?</text:span></text:p>
      <text:p text:style-name="P344"><text:span text:style-name="T345">A1:</text:span><text:span text:style-name="T346"><text:s/></text:span><text:span text:style-name="T347">Lean six sigma implementation ensures starbuck’s success.</text:span></text:p>
      <text:p text:style-name="P348"><text:span text:style-name="T349">Q2:</text:span><text:span text:style-name="T350"><text:s/>What are some of the key metrics that Starbucks uses to measure in-store productivity?</text:span></text:p>
      <text:p text:style-name="P351"><text:span text:style-name="T352">A2:</text:span><text:span text:style-name="T353"><text:s/>1. Starbuck’s café productivity.<text:s/></text:span></text:p>
      <text:list text:style-name="WWNum4" text:continue-numbering="true">
        <text:list-item>
          <text:p text:style-name="P354">Roasting plant productivity. <text:s text:c="2"/></text:p>
        </text:list-item>
        <text:list-item>
          <text:p text:style-name="P355">Maintenance productivity.</text:p>
        </text:list-item>
      </text:list>
      <text:p text:style-name="P356"/>
      <text:p text:style-name="P357"><text:span text:style-name="T358">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BHAT SUPALE</meta:initial-creator>
    <dc:creator>PRABHAT SUPALE</dc:creator>
    <meta:creation-date>2020-09-25T14:05:00Z</meta:creation-date>
    <dc:date>2022-06-05T06:49:00Z</dc:date>
    <meta:template xlink:href="Normal" xlink:type="simple"/>
    <meta:editing-cycles>1</meta:editing-cycles>
    <meta:editing-duration>PT384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6" meta:word-count="1235" meta:character-count="8263" meta:row-count="58" meta:non-whitespace-character-count="7044"/>
  </office:meta>
</office:document-meta>
</file>